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" svg:font-family="" style:font-family-generic="roman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yniki" table:style-name="ta1">
        <table:shapes>
          <draw:frame draw:z-index="0" draw:style-name="gr1" draw:text-style-name="P1" svg:width="15.999cm" svg:height="8.999cm" svg:x="6.902cm" svg:y="1.534cm">
            <draw:object draw:notify-on-update-of-ranges="Wyniki.F10:Wyniki.F13 Wyniki.G10:Wyniki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float" office:value="57649017" calcext:value-type="float">
            <text:p>576490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36530387" calcext:value-type="float">
            <text:p>365303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41736619" calcext:value-type="float">
            <text:p>417366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33929579" calcext:value-type="float">
            <text:p>33929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Code" svg:font-family="'Fira Code'"/>
    <style:font-face style:name="F" svg:font-family="" style:font-family-generic="roman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3:03:00.444016461</dc:date>
    <meta:editing-duration>PT58M15S</meta:editing-duration>
    <meta:editing-cycles>1</meta:editing-cycles>
    <meta:document-statistic meta:table-count="1" meta:cell-count="8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Ludność w poszczególnych regionach</text:p>
        </chart:title>
        <chart:plot-area chart:style-name="ch3" table:cell-range-address="Wyniki.F10:Wyniki.G13" chart:data-source-has-labels="column" svg:x="1.331cm" svg:y="1.275cm" svg:width="14.349cm" svg:height="6.564cm">
          <chartooo:coordinate-region svg:x="3.064cm" svg:y="1.474cm" svg:width="12.616cm" svg:height="5.718cm"/>
          <chart:axis chart:dimension="x" chart:name="primary-x" chart:style-name="ch4" chartooo:axis-type="auto">
            <chartooo:date-scale/>
            <chart:title svg:x="7.919cm" svg:y="8.019cm" chart:style-name="ch5">
              <text:p>Region</text:p>
            </chart:title>
            <chart:categories table:cell-range-address="Wyniki.F10:Wyniki.F13"/>
          </chart:axis>
          <chart:axis chart:dimension="y" chart:name="primary-y" chart:style-name="ch6">
            <chart:title svg:x="0.451cm" svg:y="5.249cm" chart:style-name="ch7">
              <text:p>Ludność</text:p>
            </chart:title>
            <chart:grid chart:style-name="ch8" chart:class="major"/>
          </chart:axis>
          <chart:series chart:style-name="ch9" chart:values-cell-range-address="Wyniki.G10:Wyniki.G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Wyniki.F10:Wyniki.F13</svg:desc>
                </draw:g>
              </table:table-cell>
              <table:table-cell office:value-type="float" office:value="57649017">
                <text:p>57649017</text:p>
                <draw:g>
                  <svg:desc>Wyniki.G10:Wyniki.G13</svg:desc>
                </draw:g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6530387">
                <text:p>3653038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1736619">
                <text:p>4173661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3929579">
                <text:p>33929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